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non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</text:p>
      <text:p text:style-name="P2"/>
      <text:p text:style-name="P2">-Functionen als normale Variablen/primitive Types</text:p>
      <text:p text:style-name="P3">-closure</text:p>
      <text:p text:style-name="P2"><text:tab/>-</text:p>
      <text:p text:style-name="P2">-Kontruktorfunktion:</text:p>
      <text:p text:style-name="P2"><text:tab/>-groß geschrieben</text:p>
      <text:p text:style-name="P2"><text:tab/>-wie eine Funktion</text:p>
      <text:p text:style-name="P2"><text:tab/>-aufrufen mit einem „new“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1T10:26:43.20</meta:creation-date>
    <dc:date>2012-12-18T10:27:21.49</dc:date>
    <meta:editing-duration>PT57M29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8" meta:word-count="18" meta:character-count="150"/>
  </office:meta>
</office:document-meta>
</file>